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l" draw:style-name="gr1" draw:text-style-name="P1" svg:width="6.302in" svg:height="3.5449in" svg:x="0.8256in" svg:y="9.0551in">
            <draw:object draw:notify-on-update-of-ranges="Sheet1.A20:Sheet1.C27 Sheet1.G10:Sheet1.G10 Sheet1.G20:Sheet1.G27 Sheet1.H10:Sheet1.H10 Sheet1.H20:Sheet1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2in" svg:height="3.5449in" svg:x="8.1693in" svg:y="9.002in">
            <draw:object draw:notify-on-update-of-ranges="Sheet1.A11:Sheet1.C16 Sheet1.G10:Sheet1.G10 Sheet1.G11:Sheet1.G16 Sheet1.H10:Sheet1.H10 Sheet1.H11:Sheet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l_0" draw:style-name="gr1" draw:text-style-name="P1" svg:width="6.302in" svg:height="3.5449in" svg:x="0.9791in" svg:y="5.0547in">
            <draw:object draw:notify-on-update-of-ranges="Sheet1.A2:Sheet1.C7 Sheet1.G10:Sheet1.G10 Sheet1.G2:Sheet1.G7 Sheet1.H10:Sheet1.H10 Sheet1.H2:Sheet1.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74in" svg:height="3.6512in" svg:x="8.3035in" svg:y="5.224in">
            <draw:object draw:notify-on-update-of-ranges="Sheet1.A1:Sheet1.C7 Sheet1.P1:Sheet1.P1 Sheet1.P2:Sheet1.P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tar_time</text:p>
          </table:table-cell>
          <table:table-cell table:style-name="ce1" office:value-type="string" calcext:value-type="string">
            <text:p>total_time_cbssc</text:p>
          </table:table-cell>
          <table:table-cell table:style-name="ce1" office:value-type="string" calcext:value-type="string">
            <text:p>total_time_hr</text:p>
          </table:table-cell>
          <table:table-cell table:style-name="ce1" office:value-type="string" calcext:value-type="string">
            <text:p>ntsp_cbssc</text:p>
          </table:table-cell>
          <table:table-cell table:style-name="ce1" office:value-type="string" calcext:value-type="string">
            <text:p>ntsp_hr</text:p>
          </table:table-cell>
          <table:table-cell table:style-name="ce1" office:value-type="string" calcext:value-type="string">
            <text:p>cost_cbssc</text:p>
          </table:table-cell>
          <table:table-cell table:style-name="ce1" office:value-type="string" calcext:value-type="string">
            <text:p>cost_hr</text:p>
          </table:table-cell>
          <table:table-cell table:style-name="ce1" office:value-type="string" calcext:value-type="string">
            <text:p>last_ts_cbssc</text:p>
          </table:table-cell>
          <table:table-cell table:style-name="ce1" office:value-type="string" calcext:value-type="string">
            <text:p>last_ts_hr</text:p>
          </table:table-cell>
          <table:table-cell table:style-name="ce1" office:value-type="string" calcext:value-type="string">
            <text:p>conflicts_cbssc</text:p>
          </table:table-cell>
          <table:table-cell table:style-name="ce1" office:value-type="string" calcext:value-type="string">
            <text:p>conflicts_hr</text:p>
          </table:table-cell>
          <table:table-cell table:style-name="ce1" office:value-type="string" calcext:value-type="string">
            <text:p>cost up %</text:p>
          </table:table-cell>
          <table:table-cell table:style-name="ce1" office:value-type="string" calcext:value-type="string">
            <text:p>ntsp time down 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714676" calcext:value-type="float">
            <text:p>1.714676</text:p>
          </table:table-cell>
          <table:table-cell office:value-type="float" office:value="10.938098" calcext:value-type="float">
            <text:p>10.938098</text:p>
          </table:table-cell>
          <table:table-cell office:value-type="float" office:value="4.427454" calcext:value-type="float">
            <text:p>4.427454</text:p>
          </table:table-cell>
          <table:table-cell office:value-type="float" office:value="6.048289" calcext:value-type="float">
            <text:p>6.048289</text:p>
          </table:table-cell>
          <table:table-cell office:value-type="float" office:value="3.26159" calcext:value-type="float">
            <text:p>3.26159</text:p>
          </table:table-cell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-0.338983" calcext:value-type="float">
            <text:p>-0.338983</text:p>
          </table:table-cell>
          <table:table-cell office:value-type="float" office:value="46.074166" calcext:value-type="float">
            <text:p>46.0741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48815" calcext:value-type="float">
            <text:p>0.648815</text:p>
          </table:table-cell>
          <table:table-cell office:value-type="float" office:value="0.217287" calcext:value-type="float">
            <text:p>0.217287</text:p>
          </table:table-cell>
          <table:table-cell office:value-type="float" office:value="0.153621" calcext:value-type="float">
            <text:p>0.153621</text:p>
          </table:table-cell>
          <table:table-cell office:value-type="float" office:value="0.151475" calcext:value-type="float">
            <text:p>0.151475</text:p>
          </table:table-cell>
          <table:table-cell office:value-type="float" office:value="0.085546" calcext:value-type="float">
            <text:p>0.085546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524813" calcext:value-type="float">
            <text:p>43.5248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021607" calcext:value-type="float">
            <text:p>2.021607</text:p>
          </table:table-cell>
          <table:table-cell office:value-type="float" office:value="14.510097" calcext:value-type="float">
            <text:p>14.510097</text:p>
          </table:table-cell>
          <table:table-cell office:value-type="float" office:value="11.689302" calcext:value-type="float">
            <text:p>11.689302</text:p>
          </table:table-cell>
          <table:table-cell office:value-type="float" office:value="9.961733" calcext:value-type="float">
            <text:p>9.961733</text:p>
          </table:table-cell>
          <table:table-cell office:value-type="float" office:value="4.032488" calcext:value-type="float">
            <text:p>4.032488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59.520218" calcext:value-type="float">
            <text:p>59.5202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64481" calcext:value-type="float">
            <text:p>0.464481</text:p>
          </table:table-cell>
          <table:table-cell office:value-type="float" office:value="0.215624" calcext:value-type="float">
            <text:p>0.215624</text:p>
          </table:table-cell>
          <table:table-cell office:value-type="float" office:value="0.153877" calcext:value-type="float">
            <text:p>0.153877</text:p>
          </table:table-cell>
          <table:table-cell office:value-type="float" office:value="0.139675" calcext:value-type="float">
            <text:p>0.139675</text:p>
          </table:table-cell>
          <table:table-cell office:value-type="float" office:value="0.090766" calcext:value-type="float">
            <text:p>0.090766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.015749" calcext:value-type="float">
            <text:p>35.0157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574235" calcext:value-type="float">
            <text:p>1.574235</text:p>
          </table:table-cell>
          <table:table-cell office:value-type="float" office:value="30.401469" calcext:value-type="float">
            <text:p>30.401469</text:p>
          </table:table-cell>
          <table:table-cell office:value-type="float" office:value="15.674871" calcext:value-type="float">
            <text:p>15.674871</text:p>
          </table:table-cell>
          <table:table-cell office:value-type="float" office:value="17.360033" calcext:value-type="float">
            <text:p>17.360033</text:p>
          </table:table-cell>
          <table:table-cell office:value-type="float" office:value="5.64682" calcext:value-type="float">
            <text:p>5.64682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273" calcext:value-type="float">
            <text:p>27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7.4723" calcext:value-type="float">
            <text:p>67.47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7295" calcext:value-type="float">
            <text:p>0.497295</text:p>
          </table:table-cell>
          <table:table-cell office:value-type="float" office:value="0.646702" calcext:value-type="float">
            <text:p>0.646702</text:p>
          </table:table-cell>
          <table:table-cell office:value-type="float" office:value="0.192578" calcext:value-type="float">
            <text:p>0.192578</text:p>
          </table:table-cell>
          <table:table-cell office:value-type="float" office:value="0.587079" calcext:value-type="float">
            <text:p>0.587079</text:p>
          </table:table-cell>
          <table:table-cell office:value-type="float" office:value="0.135117" calcext:value-type="float">
            <text:p>0.135117</text:p>
          </table:table-cell>
          <table:table-cell table:number-columns-repeated="2" office:value-type="float" office:value="379" calcext:value-type="float">
            <text:p>379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984893" calcext:value-type="float">
            <text:p>76.984893</text:p>
          </table:table-cell>
        </table:table-row>
        <table:table-row table:style-name="ro2" table:number-rows-repeated="2">
          <table:table-cell table:style-name="Default" table:number-columns-repeated="16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tar_time</text:p>
          </table:table-cell>
          <table:table-cell table:style-name="ce1" office:value-type="string" calcext:value-type="string">
            <text:p>total_time_cbssc</text:p>
          </table:table-cell>
          <table:table-cell table:style-name="ce1" office:value-type="string" calcext:value-type="string">
            <text:p>total_time_hr</text:p>
          </table:table-cell>
          <table:table-cell table:style-name="ce1" office:value-type="string" calcext:value-type="string">
            <text:p>ntsp_cbssc</text:p>
          </table:table-cell>
          <table:table-cell table:style-name="ce1" office:value-type="string" calcext:value-type="string">
            <text:p>ntsp_hr</text:p>
          </table:table-cell>
          <table:table-cell table:style-name="ce1" office:value-type="string" calcext:value-type="string">
            <text:p>cost_cbssc</text:p>
          </table:table-cell>
          <table:table-cell table:style-name="ce1" office:value-type="string" calcext:value-type="string">
            <text:p>cost_hr</text:p>
          </table:table-cell>
          <table:table-cell table:style-name="ce1" office:value-type="string" calcext:value-type="string">
            <text:p>last_ts_cbssc</text:p>
          </table:table-cell>
          <table:table-cell table:style-name="ce1" office:value-type="string" calcext:value-type="string">
            <text:p>last_ts_hr</text:p>
          </table:table-cell>
          <table:table-cell table:style-name="ce1" office:value-type="string" calcext:value-type="string">
            <text:p>conflicts_cbssc</text:p>
          </table:table-cell>
          <table:table-cell table:style-name="ce1" office:value-type="string" calcext:value-type="string">
            <text:p>conflicts_hr</text:p>
          </table:table-cell>
          <table:table-cell table:style-name="ce1" office:value-type="string" calcext:value-type="string">
            <text:p>cost up %</text:p>
          </table:table-cell>
          <table:table-cell table:style-name="ce1" office:value-type="string" calcext:value-type="string">
            <text:p>ntsp time down 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5908" calcext:value-type="float">
            <text:p>0.5908</text:p>
          </table:table-cell>
          <table:table-cell office:value-type="float" office:value="8.51791" calcext:value-type="float">
            <text:p>8.51791</text:p>
          </table:table-cell>
          <table:table-cell office:value-type="float" office:value="5.207889" calcext:value-type="float">
            <text:p>5.207889</text:p>
          </table:table-cell>
          <table:table-cell office:value-type="float" office:value="5.536307" calcext:value-type="float">
            <text:p>5.536307</text:p>
          </table:table-cell>
          <table:table-cell office:value-type="float" office:value="1.977359" calcext:value-type="float">
            <text:p>1.977359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4.283793" calcext:value-type="float">
            <text:p>64.2837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793466" calcext:value-type="float">
            <text:p>0.793466</text:p>
          </table:table-cell>
          <table:table-cell office:value-type="float" office:value="0.350554" calcext:value-type="float">
            <text:p>0.350554</text:p>
          </table:table-cell>
          <table:table-cell office:value-type="float" office:value="0.575231" calcext:value-type="float">
            <text:p>0.575231</text:p>
          </table:table-cell>
          <table:table-cell office:value-type="float" office:value="0.278419" calcext:value-type="float">
            <text:p>0.278419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598655" calcext:value-type="float">
            <text:p>51.5986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84267" calcext:value-type="float">
            <text:p>0.184267</text:p>
          </table:table-cell>
          <table:table-cell office:value-type="float" office:value="2.181392" calcext:value-type="float">
            <text:p>2.181392</text:p>
          </table:table-cell>
          <table:table-cell office:value-type="float" office:value="0.098328" calcext:value-type="float">
            <text:p>0.098328</text:p>
          </table:table-cell>
          <table:table-cell office:value-type="float" office:value="1.957737" calcext:value-type="float">
            <text:p>1.957737</text:p>
          </table:table-cell>
          <table:table-cell office:value-type="float" office:value="0.065264" calcext:value-type="float">
            <text:p>0.065264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666355" calcext:value-type="float">
            <text:p>96.6663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77074" calcext:value-type="float">
            <text:p>0.577074</text:p>
          </table:table-cell>
          <table:table-cell office:value-type="float" office:value="46.44629" calcext:value-type="float">
            <text:p>46.44629</text:p>
          </table:table-cell>
          <table:table-cell office:value-type="float" office:value="9.084094" calcext:value-type="float">
            <text:p>9.084094</text:p>
          </table:table-cell>
          <table:table-cell office:value-type="float" office:value="12.470818" calcext:value-type="float">
            <text:p>12.470818</text:p>
          </table:table-cell>
          <table:table-cell office:value-type="float" office:value="5.592651" calcext:value-type="float">
            <text:p>5.592651</text:p>
          </table:table-cell>
          <table:table-cell office:value-type="float" office:value="321" calcext:value-type="float">
            <text:p>321</text:p>
          </table:table-cell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943" calcext:value-type="float">
            <text:p>1943</text:p>
          </table:table-cell>
          <table:table-cell office:value-type="float" office:value="214" calcext:value-type="float">
            <text:p>214</text:p>
          </table:table-cell>
          <table:table-cell office:value-type="float" office:value="5.919003" calcext:value-type="float">
            <text:p>5.919003</text:p>
          </table:table-cell>
          <table:table-cell office:value-type="float" office:value="55.154093" calcext:value-type="float">
            <text:p>55.1540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573344" calcext:value-type="float">
            <text:p>0.573344</text:p>
          </table:table-cell>
          <table:table-cell office:value-type="float" office:value="12.020077" calcext:value-type="float">
            <text:p>12.020077</text:p>
          </table:table-cell>
          <table:table-cell office:value-type="float" office:value="5.471347" calcext:value-type="float">
            <text:p>5.471347</text:p>
          </table:table-cell>
          <table:table-cell office:value-type="float" office:value="10.153012" calcext:value-type="float">
            <text:p>10.153012</text:p>
          </table:table-cell>
          <table:table-cell office:value-type="float" office:value="4.708027" calcext:value-type="float">
            <text:p>4.708027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.62926" calcext:value-type="float">
            <text:p>53.629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35603" calcext:value-type="float">
            <text:p>0.235603</text:p>
          </table:table-cell>
          <table:table-cell office:value-type="float" office:value="0.115803" calcext:value-type="float">
            <text:p>0.115803</text:p>
          </table:table-cell>
          <table:table-cell office:value-type="float" office:value="0.096885" calcext:value-type="float">
            <text:p>0.096885</text:p>
          </table:table-cell>
          <table:table-cell office:value-type="float" office:value="0.099999" calcext:value-type="float">
            <text:p>0.099999</text:p>
          </table:table-cell>
          <table:table-cell office:value-type="float" office:value="0.079821" calcext:value-type="float">
            <text:p>0.07982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178457" calcext:value-type="float">
            <text:p>20.178457</text:p>
          </table:table-cell>
        </table:table-row>
        <table:table-row table:style-name="ro2" table:number-rows-repeated="2">
          <table:table-cell table:style-name="Default" table:number-columns-repeated="16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tar_time</text:p>
          </table:table-cell>
          <table:table-cell table:style-name="ce1" office:value-type="string" calcext:value-type="string">
            <text:p>total_time_cbssc</text:p>
          </table:table-cell>
          <table:table-cell table:style-name="ce1" office:value-type="string" calcext:value-type="string">
            <text:p>total_time_hr</text:p>
          </table:table-cell>
          <table:table-cell table:style-name="ce1" office:value-type="string" calcext:value-type="string">
            <text:p>ntsp_cbssc</text:p>
          </table:table-cell>
          <table:table-cell table:style-name="ce1" office:value-type="string" calcext:value-type="string">
            <text:p>ntsp_hr</text:p>
          </table:table-cell>
          <table:table-cell table:style-name="ce1" office:value-type="string" calcext:value-type="string">
            <text:p>cost_cbssc</text:p>
          </table:table-cell>
          <table:table-cell table:style-name="ce1" office:value-type="string" calcext:value-type="string">
            <text:p>cost_hr</text:p>
          </table:table-cell>
          <table:table-cell table:style-name="ce1" office:value-type="string" calcext:value-type="string">
            <text:p>last_ts_cbssc</text:p>
          </table:table-cell>
          <table:table-cell table:style-name="ce1" office:value-type="string" calcext:value-type="string">
            <text:p>last_ts_hr</text:p>
          </table:table-cell>
          <table:table-cell table:style-name="ce1" office:value-type="string" calcext:value-type="string">
            <text:p>conflicts_cbssc</text:p>
          </table:table-cell>
          <table:table-cell table:style-name="ce1" office:value-type="string" calcext:value-type="string">
            <text:p>conflicts_hr</text:p>
          </table:table-cell>
          <table:table-cell table:style-name="ce1" office:value-type="string" calcext:value-type="string">
            <text:p>cost up %</text:p>
          </table:table-cell>
          <table:table-cell table:style-name="ce1" office:value-type="string" calcext:value-type="string">
            <text:p>ntsp time down 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.336772" calcext:value-type="float">
            <text:p>1.336772</text:p>
          </table:table-cell>
          <table:table-cell office:value-type="float" office:value="33.444537" calcext:value-type="float">
            <text:p>33.444537</text:p>
          </table:table-cell>
          <table:table-cell office:value-type="float" office:value="9.74424" calcext:value-type="float">
            <text:p>9.74424</text:p>
          </table:table-cell>
          <table:table-cell office:value-type="float" office:value="32.958425" calcext:value-type="float">
            <text:p>32.958425</text:p>
          </table:table-cell>
          <table:table-cell office:value-type="float" office:value="9.300259" calcext:value-type="float">
            <text:p>9.300259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1.781846" calcext:value-type="float">
            <text:p>71.7818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08674" calcext:value-type="float">
            <text:p>1.08674</text:p>
          </table:table-cell>
          <table:table-cell office:value-type="float" office:value="692.594223" calcext:value-type="float">
            <text:p>692.594223</text:p>
          </table:table-cell>
          <table:table-cell office:value-type="float" office:value="196.112756" calcext:value-type="float">
            <text:p>196.112756</text:p>
          </table:table-cell>
          <table:table-cell office:value-type="float" office:value="645.974476" calcext:value-type="float">
            <text:p>645.974476</text:p>
          </table:table-cell>
          <table:table-cell office:value-type="float" office:value="176.283854" calcext:value-type="float">
            <text:p>176.283854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9" calcext:value-type="float">
            <text:p>289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72.7104" calcext:value-type="float">
            <text:p>72.71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3131" calcext:value-type="float">
            <text:p>0.073131</text:p>
          </table:table-cell>
          <table:table-cell office:value-type="float" office:value="0.119033" calcext:value-type="float">
            <text:p>0.119033</text:p>
          </table:table-cell>
          <table:table-cell office:value-type="float" office:value="0.070688" calcext:value-type="float">
            <text:p>0.070688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058117" calcext:value-type="float">
            <text:p>0.058117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695532" calcext:value-type="float">
            <text:p>45.6955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2382" calcext:value-type="float">
            <text:p>0.092382</text:p>
          </table:table-cell>
          <table:table-cell office:value-type="float" office:value="0.782175" calcext:value-type="float">
            <text:p>0.782175</text:p>
          </table:table-cell>
          <table:table-cell office:value-type="float" office:value="0.11622" calcext:value-type="float">
            <text:p>0.11622</text:p>
          </table:table-cell>
          <table:table-cell office:value-type="float" office:value="0.76057" calcext:value-type="float">
            <text:p>0.76057</text:p>
          </table:table-cell>
          <table:table-cell office:value-type="float" office:value="0.094262" calcext:value-type="float">
            <text:p>0.09426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606456" calcext:value-type="float">
            <text:p>87.6064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3313" calcext:value-type="float">
            <text:p>0.083313</text:p>
          </table:table-cell>
          <table:table-cell office:value-type="float" office:value="0.181928" calcext:value-type="float">
            <text:p>0.181928</text:p>
          </table:table-cell>
          <table:table-cell office:value-type="float" office:value="0.069708" calcext:value-type="float">
            <text:p>0.069708</text:p>
          </table:table-cell>
          <table:table-cell office:value-type="float" office:value="0.173105" calcext:value-type="float">
            <text:p>0.173105</text:p>
          </table:table-cell>
          <table:table-cell office:value-type="float" office:value="0.058571" calcext:value-type="float">
            <text:p>0.058571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6478" calcext:value-type="float">
            <text:p>66.164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92368" calcext:value-type="float">
            <text:p>0.292368</text:p>
          </table:table-cell>
          <table:table-cell office:value-type="float" office:value="1.681045" calcext:value-type="float">
            <text:p>1.681045</text:p>
          </table:table-cell>
          <table:table-cell office:value-type="float" office:value="0.524517" calcext:value-type="float">
            <text:p>0.524517</text:p>
          </table:table-cell>
          <table:table-cell office:value-type="float" office:value="1.649558" calcext:value-type="float">
            <text:p>1.649558</text:p>
          </table:table-cell>
          <table:table-cell office:value-type="float" office:value="0.496389" calcext:value-type="float">
            <text:p>0.49638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907748" calcext:value-type="float">
            <text:p>69.9077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16051" calcext:value-type="float">
            <text:p>0.216051</text:p>
          </table:table-cell>
          <table:table-cell office:value-type="float" office:value="1.211416" calcext:value-type="float">
            <text:p>1.211416</text:p>
          </table:table-cell>
          <table:table-cell office:value-type="float" office:value="0.415666" calcext:value-type="float">
            <text:p>0.415666</text:p>
          </table:table-cell>
          <table:table-cell office:value-type="float" office:value="1.18537" calcext:value-type="float">
            <text:p>1.18537</text:p>
          </table:table-cell>
          <table:table-cell office:value-type="float" office:value="0.395032" calcext:value-type="float">
            <text:p>0.395032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674337" calcext:value-type="float">
            <text:p>66.6743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51689" calcext:value-type="float">
            <text:p>0.251689</text:p>
          </table:table-cell>
          <table:table-cell office:value-type="float" office:value="7.856199" calcext:value-type="float">
            <text:p>7.856199</text:p>
          </table:table-cell>
          <table:table-cell office:value-type="float" office:value="2.747617" calcext:value-type="float">
            <text:p>2.747617</text:p>
          </table:table-cell>
          <table:table-cell office:value-type="float" office:value="7.220073" calcext:value-type="float">
            <text:p>7.220073</text:p>
          </table:table-cell>
          <table:table-cell office:value-type="float" office:value="1.521429" calcext:value-type="float">
            <text:p>1.521429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8.927786" calcext:value-type="float">
            <text:p>78.927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20:19:39.706892762</meta:creation-date>
    <dc:date>2023-11-17T23:41:11.344065822</dc:date>
    <meta:editing-duration>PT1H20M1S</meta:editing-duration>
    <meta:editing-cycles>1</meta:editing-cycles>
    <meta:document-statistic meta:table-count="1" meta:cell-count="368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6cm" svg:y="0.315cm" chart:style-name="ch2">
          <text:p>MAP: room-32-32-4</text:p>
        </chart:title>
        <chart:legend chart:legend-position="end" svg:x="13.047cm" svg:y="3.901cm" style:legend-expansion="high" chart:style-name="ch3"/>
        <chart:plot-area chart:style-name="ch4" table:cell-range-address="Sheet1.A11:Sheet1.C16 Sheet1.G10:Sheet1.H16" chart:data-source-has-labels="both" svg:x="1.475cm" svg:y="1.348cm" svg:width="11.252cm" svg:height="6.3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444cm" svg:y="1.348cm" svg:width="9.257cm" svg:height="5.7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5.315cm" chart:style-name="ch6">
              <text:p>(N,M,K)</text:p>
            </chart:title>
            <chart:categories table:cell-range-address="Sheet1.A11:Sheet1.C16"/>
          </chart:axis>
          <chart:axis chart:dimension="y" chart:name="primary-y" chart:style-name="ch7">
            <chart:title svg:x="5.887cm" svg:y="7.88cm" chart:style-name="ch8">
              <text:p>ntsp time (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heet1.G11:Sheet1.G16" chart:label-cell-address="Sheet1.G10:Sheet1.G10" chart:class="chart:bar">
            <chart:data-point chart:repeated="6"/>
          </chart:series>
          <chart:series chart:style-name="ch12" chart:values-cell-range-address="Sheet1.H11:Sheet1.H16" chart:label-cell-address="Sheet1.H10:Sheet1.H1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sp_cbssc</text:p>
                <draw:g>
                  <svg:desc>Sheet1.G10:Sheet1.G10</svg:desc>
                </draw:g>
              </table:table-cell>
              <table:table-cell office:value-type="string">
                <text:p>ntsp_hr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1:Sheet1.C16</svg:desc>
                </draw:g>
              </table:table-cell>
              <table:table-cell office:value-type="float" office:value="5.536307">
                <text:p>5.536307</text:p>
                <draw:g>
                  <svg:desc>Sheet1.G11:Sheet1.G16</svg:desc>
                </draw:g>
              </table:table-cell>
              <table:table-cell office:value-type="float" office:value="1.977359">
                <text:p>1.977359</text:p>
                <draw:g>
                  <svg:desc>Sheet1.H11:Sheet1.H16</svg:desc>
                </draw:g>
              </table:table-cell>
            </table:table-row>
            <table:table-row>
              <table:table-cell office:value-type="float" office:value="5">
                <text:p>5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5231">
                <text:p>0.575231</text:p>
              </table:table-cell>
              <table:table-cell office:value-type="float" office:value="0.278419">
                <text:p>0.278419</text:p>
              </table:table-cell>
            </table:table-row>
            <table:table-row>
              <table:table-cell office:value-type="float" office:value="5">
                <text:p>5 10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957737">
                <text:p>1.957737</text:p>
              </table:table-cell>
              <table:table-cell office:value-type="float" office:value="0.065264">
                <text:p>0.065264</text:p>
              </table:table-cell>
            </table:table-row>
            <table:table-row>
              <table:table-cell office:value-type="float" office:value="10">
                <text:p>10 15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470818">
                <text:p>12.470818</text:p>
              </table:table-cell>
              <table:table-cell office:value-type="float" office:value="5.592651">
                <text:p>5.592651</text:p>
              </table:table-cell>
            </table:table-row>
            <table:table-row>
              <table:table-cell office:value-type="float" office:value="10">
                <text:p>10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.153012">
                <text:p>10.153012</text:p>
              </table:table-cell>
              <table:table-cell office:value-type="float" office:value="4.708027">
                <text:p>4.708027</text:p>
              </table:table-cell>
            </table:table-row>
            <table:table-row>
              <table:table-cell office:value-type="float" office:value="5">
                <text:p>5 1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99999">
                <text:p>0.099999</text:p>
              </table:table-cell>
              <table:table-cell office:value-type="float" office:value="0.079821">
                <text:p>0.079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705cm" svg:y="0.315cm" chart:style-name="ch2">
          <text:p>MAP: empty-16-16</text:p>
        </chart:title>
        <chart:legend chart:legend-position="end" svg:x="13.047cm" svg:y="3.901cm" style:legend-expansion="high" chart:style-name="ch3"/>
        <chart:plot-area chart:style-name="ch4" table:cell-range-address="Sheet1.A20:Sheet1.C27 Sheet1.G10:Sheet1.H10 Sheet1.G20:Sheet1.H27" chart:data-source-has-labels="both" svg:x="1.475cm" svg:y="1.348cm" svg:width="11.252cm" svg:height="6.3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418cm" svg:y="1.361cm" svg:width="9.124cm" svg:height="5.6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5.315cm" chart:style-name="ch6">
              <text:p>(N,M,K)</text:p>
            </chart:title>
            <chart:categories table:cell-range-address="Sheet1.A20:Sheet1.C27"/>
          </chart:axis>
          <chart:axis chart:dimension="y" chart:name="primary-y" chart:style-name="ch7">
            <chart:title svg:x="5.887cm" svg:y="7.88cm" chart:style-name="ch8">
              <text:p>ntsp time (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heet1.G20:Sheet1.G27" chart:label-cell-address="Sheet1.G10:Sheet1.G10" chart:class="chart:bar">
            <chart:data-point chart:repeated="8"/>
          </chart:series>
          <chart:series chart:style-name="ch12" chart:values-cell-range-address="Sheet1.H20:Sheet1.H27" chart:label-cell-address="Sheet1.H10:Sheet1.H10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sp_cbssc</text:p>
                <draw:g>
                  <svg:desc>Sheet1.G10:Sheet1.G10</svg:desc>
                </draw:g>
              </table:table-cell>
              <table:table-cell office:value-type="string">
                <text:p>ntsp_hr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 3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0:Sheet1.C27</svg:desc>
                </draw:g>
              </table:table-cell>
              <table:table-cell office:value-type="float" office:value="32.958425">
                <text:p>32.958425</text:p>
                <draw:g>
                  <svg:desc>Sheet1.G20:Sheet1.G27</svg:desc>
                </draw:g>
              </table:table-cell>
              <table:table-cell office:value-type="float" office:value="9.300259">
                <text:p>9.300259</text:p>
                <draw:g>
                  <svg:desc>Sheet1.H20:Sheet1.H27</svg:desc>
                </draw:g>
              </table:table-cell>
            </table:table-row>
            <table:table-row>
              <table:table-cell office:value-type="float" office:value="20">
                <text:p>20 35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5.974476">
                <text:p>645.974476</text:p>
              </table:table-cell>
              <table:table-cell office:value-type="float" office:value="176.283854">
                <text:p>176.283854</text:p>
              </table:table-cell>
            </table:table-row>
            <table:table-row>
              <table:table-cell office:value-type="float" office:value="5">
                <text:p>5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702">
                <text:p>0.10702</text:p>
              </table:table-cell>
              <table:table-cell office:value-type="float" office:value="0.058117">
                <text:p>0.058117</text:p>
              </table:table-cell>
            </table:table-row>
            <table:table-row>
              <table:table-cell office:value-type="float" office:value="5">
                <text:p>5 10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6057">
                <text:p>0.76057</text:p>
              </table:table-cell>
              <table:table-cell office:value-type="float" office:value="0.094262">
                <text:p>0.094262</text:p>
              </table:table-cell>
            </table:table-row>
            <table:table-row>
              <table:table-cell office:value-type="float" office:value="5">
                <text:p>5 1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73105">
                <text:p>0.173105</text:p>
              </table:table-cell>
              <table:table-cell office:value-type="float" office:value="0.058571">
                <text:p>0.058571</text:p>
              </table:table-cell>
            </table:table-row>
            <table:table-row>
              <table:table-cell office:value-type="float" office:value="10">
                <text:p>10 15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649558">
                <text:p>1.649558</text:p>
              </table:table-cell>
              <table:table-cell office:value-type="float" office:value="0.496389">
                <text:p>0.496389</text:p>
              </table:table-cell>
            </table:table-row>
            <table:table-row>
              <table:table-cell office:value-type="float" office:value="10">
                <text:p>10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8537">
                <text:p>1.18537</text:p>
              </table:table-cell>
              <table:table-cell office:value-type="float" office:value="0.395032">
                <text:p>0.395032</text:p>
              </table:table-cell>
            </table:table-row>
            <table:table-row>
              <table:table-cell office:value-type="float" office:value="10">
                <text:p>10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220073">
                <text:p>7.220073</text:p>
              </table:table-cell>
              <table:table-cell office:value-type="float" office:value="1.521429">
                <text:p>1.52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586cm" svg:y="0.315cm" chart:style-name="ch2">
          <text:p>MAP: maze-32-32-2</text:p>
        </chart:title>
        <chart:legend chart:legend-position="end" svg:x="13.047cm" svg:y="3.901cm" style:legend-expansion="high" chart:style-name="ch3"/>
        <chart:plot-area chart:style-name="ch4" table:cell-range-address="Sheet1.A2:Sheet1.C7 Sheet1.G10:Sheet1.H10 Sheet1.G2:Sheet1.H7" chart:data-source-has-labels="both" svg:x="1.475cm" svg:y="1.348cm" svg:width="11.252cm" svg:height="6.3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444cm" svg:y="1.348cm" svg:width="9.257cm" svg:height="5.7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5.315cm" chart:style-name="ch6">
              <text:p>(N,M,K)</text:p>
            </chart:title>
            <chart:categories table:cell-range-address="Sheet1.A2:Sheet1.C7"/>
          </chart:axis>
          <chart:axis chart:dimension="y" chart:name="primary-y" chart:style-name="ch7">
            <chart:title svg:x="5.887cm" svg:y="7.88cm" chart:style-name="ch8">
              <text:p>ntsp time (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heet1.G2:Sheet1.G7" chart:label-cell-address="Sheet1.G10:Sheet1.G10" chart:class="chart:bar">
            <chart:data-point chart:repeated="6"/>
          </chart:series>
          <chart:series chart:style-name="ch12" chart:values-cell-range-address="Sheet1.H2:Sheet1.H7" chart:label-cell-address="Sheet1.H10:Sheet1.H1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sp_cbssc</text:p>
                <draw:g>
                  <svg:desc>Sheet1.G10:Sheet1.G10</svg:desc>
                </draw:g>
              </table:table-cell>
              <table:table-cell office:value-type="string">
                <text:p>ntsp_hr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C7</svg:desc>
                </draw:g>
              </table:table-cell>
              <table:table-cell office:value-type="float" office:value="6.048289">
                <text:p>6.048289</text:p>
                <draw:g>
                  <svg:desc>Sheet1.G2:Sheet1.G7</svg:desc>
                </draw:g>
              </table:table-cell>
              <table:table-cell office:value-type="float" office:value="3.26159">
                <text:p>3.26159</text:p>
                <draw:g>
                  <svg:desc>Sheet1.H2:Sheet1.H7</svg:desc>
                </draw:g>
              </table:table-cell>
            </table:table-row>
            <table:table-row>
              <table:table-cell office:value-type="float" office:value="5">
                <text:p>5 1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51475">
                <text:p>0.151475</text:p>
              </table:table-cell>
              <table:table-cell office:value-type="float" office:value="0.085546">
                <text:p>0.085546</text:p>
              </table:table-cell>
            </table:table-row>
            <table:table-row>
              <table:table-cell office:value-type="float" office:value="10">
                <text:p>10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961733">
                <text:p>9.961733</text:p>
              </table:table-cell>
              <table:table-cell office:value-type="float" office:value="4.032488">
                <text:p>4.032488</text:p>
              </table:table-cell>
            </table:table-row>
            <table:table-row>
              <table:table-cell office:value-type="float" office:value="5">
                <text:p>5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39675">
                <text:p>0.139675</text:p>
              </table:table-cell>
              <table:table-cell office:value-type="float" office:value="0.090766">
                <text:p>0.090766</text:p>
              </table:table-cell>
            </table:table-row>
            <table:table-row>
              <table:table-cell office:value-type="float" office:value="10">
                <text:p>10 15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.360033">
                <text:p>17.360033</text:p>
              </table:table-cell>
              <table:table-cell office:value-type="float" office:value="5.64682">
                <text:p>5.64682</text:p>
              </table:table-cell>
            </table:table-row>
            <table:table-row>
              <table:table-cell office:value-type="float" office:value="5">
                <text:p>5 10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7079">
                <text:p>0.587079</text:p>
              </table:table-cell>
              <table:table-cell office:value-type="float" office:value="0.135117">
                <text:p>0.135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1cm" svg:height="9.275cm" xlink:href=".." xlink:type="simple" chart:class="chart:bar" chart:column-mapping="2" chart:style-name="ch1">
        <chart:title svg:x="5.91cm" svg:y="0.32cm" chart:style-name="ch2">
          <text:p>nTSP Speedup %</text:p>
        </chart:title>
        <chart:legend chart:legend-position="end" svg:x="12.684cm" svg:y="4.338cm" style:legend-expansion="high" chart:style-name="ch3"/>
        <chart:plot-area chart:style-name="ch4" table:cell-range-address="Sheet1.A1:Sheet1.C7 Sheet1.P1:Sheet1.P7" chart:data-source-has-labels="both" svg:x="1.553cm" svg:y="1.406cm" svg:width="10.808cm" svg:height="6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01cm" svg:y="1.406cm" svg:width="9.932cm" svg:height="5.0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3.368cm" svg:y="8.076cm" chart:style-name="ch6">
              <text:p>Number of agents, targets, clusters</text:p>
            </chart:title>
            <chart:categories table:cell-range-address="Sheet1.A1:Sheet1.C7"/>
          </chart:axis>
          <chart:axis chart:dimension="y" chart:name="primary-y" chart:style-name="ch7">
            <chart:title svg:x="0.451cm" svg:y="7.007cm" chart:style-name="ch8">
              <text:p>nTSP time decrease 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P2:Sheet1.P7" chart:label-cell-address="Sheet1.P1:Sheet1.P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sp time down %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 M K</text:p>
                <text:list>
                  <text:list-item>
                    <text:p>N</text:p>
                  </text:list-item>
                  <text:list-item>
                    <text:p>M</text:p>
                  </text:list-item>
                  <text:list-item>
                    <text:p>K</text:p>
                  </text:list-item>
                </text:list>
                <draw:g>
                  <svg:desc>Sheet1.A1:Sheet1.C7</svg:desc>
                </draw:g>
              </table:table-cell>
              <table:table-cell office:value-type="float" office:value="46.074166">
                <text:p>46.074166</text:p>
                <draw:g>
                  <svg:desc>Sheet1.P2:Sheet1.P7</svg:desc>
                </draw:g>
              </table:table-cell>
            </table:table-row>
            <table:table-row>
              <table:table-cell office:value-type="float" office:value="10">
                <text:p>10 15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.524813">
                <text:p>43.524813</text:p>
              </table:table-cell>
            </table:table-row>
            <table:table-row>
              <table:table-cell office:value-type="float" office:value="5">
                <text:p>5 1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.520218">
                <text:p>59.520218</text:p>
              </table:table-cell>
            </table:table-row>
            <table:table-row>
              <table:table-cell office:value-type="float" office:value="10">
                <text:p>10 15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.015749">
                <text:p>35.015749</text:p>
              </table:table-cell>
            </table:table-row>
            <table:table-row>
              <table:table-cell office:value-type="float" office:value="5">
                <text:p>5 1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.4723">
                <text:p>67.4723</text:p>
              </table:table-cell>
            </table:table-row>
            <table:table-row>
              <table:table-cell office:value-type="float" office:value="10">
                <text:p>10 15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.984893">
                <text:p>76.9848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